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CourierPS" svg:font-family="CourierP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ourierPS" fo:font-weight="bold" style:font-weight-asian="bold" style:font-weight-complex="bold"/>
    </style:style>
    <style:style style:name="P2" style:family="paragraph" style:parent-style-name="Standard">
      <style:paragraph-properties fo:line-height="150%" fo:text-align="justify" style:justify-single-word="false"/>
      <style:text-properties style:font-name="CourierPS"/>
    </style:style>
    <style:style style:name="P3" style:family="paragraph" style:parent-style-name="Standard">
      <style:paragraph-properties fo:line-height="150%" fo:text-align="justify" style:justify-single-word="false"/>
      <style:text-properties style:font-name="CourierPS" fo:font-size="10pt" fo:font-weight="normal" style:font-size-asian="10pt" style:font-weight-asian="normal" style:font-size-complex="10pt" style:font-weight-complex="normal"/>
    </style:style>
    <style:style style:name="P4" style:family="paragraph" style:parent-style-name="Standard" style:list-style-name="L1">
      <style:paragraph-properties fo:line-height="150%" fo:text-align="justify" style:justify-single-word="false"/>
    </style:style>
    <style:style style:name="P5" style:family="paragraph" style:parent-style-name="Standard">
      <style:paragraph-properties fo:margin-left="0.981cm" fo:margin-right="0.96cm" fo:line-height="150%" fo:text-align="justify" style:justify-single-word="false" fo:text-indent="0cm" style:auto-text-indent="false"/>
      <style:text-properties style:font-name="CourierPS" fo:font-size="10pt" style:font-size-asian="10pt" style:font-size-complex="10pt"/>
    </style:style>
    <style:style style:name="P6" style:family="paragraph" style:parent-style-name="Standard">
      <style:paragraph-properties fo:margin-left="0.981cm" fo:margin-right="0.96cm" fo:line-height="150%" fo:text-align="end" style:justify-single-word="false" fo:text-indent="0cm" style:auto-text-indent="false"/>
      <style:text-properties style:font-name="CourierPS" fo:font-size="10pt" style:font-size-asian="10pt" style:font-size-complex="10pt"/>
    </style:style>
    <style:style style:name="T1" style:family="text">
      <style:text-properties fo:font-style="italic" style:font-style-asian="italic" style:font-style-complex="italic"/>
    </style:style>
    <style:style style:name="T2" style:family="text">
      <style:text-properties style:font-name="CourierP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ES Vallès<text:tab/><text:tab/><text:tab/><text:tab/><text:tab/>Nom i cognoms:</text:p>
      <text:p text:style-name="P3">Filosofia i ciutadania</text:p>
      <text:p text:style-name="P3">Examen del tema El coneixement científic</text:p>
      <text:p text:style-name="P3"/>
      <text:p text:style-name="P3"/>
      <text:p text:style-name="P1">Pregunta 1</text:p>
      <text:p text:style-name="P2"/>
      <text:p text:style-name="P2">Explica, en un màxim de 100 paraules, les idees que apareixen en el text respectant la relació lògica entre elles.</text:p>
      <text:p text:style-name="P2"/>
      <text:p text:style-name="P2"/>
      <text:p text:style-name="P5">Quizás pueda ejemplificar lo anterior con ayuda de las diversas teorías mencionadas hasta ahora. La teoría de la gravitación de Einstein obviamente satisface el criterio de la refutabilidad. Aunque los instrumentos de medición de aquel entonces no nos permitían pronunciarnos sobre los resultados de los tests con completa seguridad, había – indudablemente – una posibilidad de refutar la teoría.</text:p>
      <text:p text:style-name="P5"><text:s/></text:p>
      <text:p text:style-name="P5">La astrología no pasa la prueba. Impresionó y engañó mucho a los astrólogos lo que ellos consideraban elementos de juicio confirmatorios, hasta el punto de que pasaron totalmente por alto toda prueba en contra. Además, al dar a sus interpretaciones y profecías un tono suficientemente vago, lograron disipar todo lo que habría sido una refutación de la teoría, si ésta y las profecías hubieran sido más precisas. Para escapar a la refutación, destruyeron la testabilidad de su teoría. Es una típica treta de adivino predecir cosas de manera tan vaga que difícilmente fracasen las predicciones: se hacen irrefutables.</text:p>
      <text:p text:style-name="P5"/>
      <text:p text:style-name="P6">Popper, Karl. <text:span text:style-name="T1">Conjeturas y refutaciones</text:span></text:p>
      <text:p text:style-name="P2"/>
      <text:p text:style-name="P2"/>
      <text:p text:style-name="P2"/>
      <text:p text:style-name="P2"/>
      <text:p text:style-name="P1">Pregunta 2</text:p>
      <text:p text:style-name="P2"/>
      <text:p text:style-name="P2">Explica en un màxim de 15 paraules el significat d'aquests mots en el text:</text:p>
      <text:p text:style-name="P2"/>
      <text:list xml:id="list30534110" text:style-name="L1">
        <text:list-item>
          <text:p text:style-name="P4"><text:span text:style-name="T2">“Teoria”</text:span></text:p>
        </text:list-item>
        <text:list-item>
          <text:p text:style-name="P4"><text:span text:style-name="T2">“Testabilidad”</text:span></text:p>
          <text:p text:style-name="P4"><text:span text:style-name="T2"/></text:p>
        </text:list-item>
      </text:list>
      <text:p text:style-name="P2"/>
      <text:p text:style-name="P2"/>
      <text:p text:style-name="P2"><text:soft-page-break/></text:p>
      <text:p text:style-name="P2"><text:span text:style-name="T4"/></text:p>
      <text:p text:style-name="P2"><text:span text:style-name="T4">Pregunta 3</text:span></text:p>
      <text:p text:style-name="P2"/>
      <text:p text:style-name="P2">Explica les diferències entre el mètode inductiu i l'hipotètico-deductiu</text:p>
      <text:p text:style-name="P2"/>
      <text:p text:style-name="P2"/>
      <text:p text:style-name="P2"/>
      <text:p text:style-name="P1">Pregunta 4</text:p>
      <text:p text:style-name="P2"/>
      <text:p text:style-name="P2">Busca informació sobre l'acupuntura i argumenta, a partir dels coneixements impartits a classe, si aquesta es pot considerar una ciència o n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sans-serif" svg:font-family="sans-serif"/>
    <style:font-face style:name="CourierPS" svg:font-family="CourierP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4-22T10:14:41.82</meta:creation-date>
    <dc:date>2013-04-22T10:47:25.18</dc:date>
    <meta:editing-duration>PT00H32M39S</meta:editing-duration>
    <meta:editing-cycles>13</meta:editing-cycles>
    <meta:generator>OpenOffice.org/3.1$Win32 OpenOffice.org_project/310m11$Build-9399</meta:generator>
    <meta:document-statistic meta:table-count="0" meta:image-count="0" meta:object-count="0" meta:page-count="2" meta:paragraph-count="17" meta:word-count="255" meta:character-count="1610"/>
  </office:meta>
</office:document-meta>
</file>